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8F0000005C370B59BE.png"/>
  <manifest:file-entry manifest:media-type="image/png" manifest:full-path="Pictures/100000000000005A0000005AEBE65AC6.png"/>
  <manifest:file-entry manifest:media-type="image/jpeg" manifest:full-path="Pictures/100000000000005A0000005A75028073.jpg"/>
  <manifest:file-entry manifest:media-type="image/png" manifest:full-path="Pictures/100000000000009B00000091EC193F9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3.7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cm" svg:height="3.835cm" svg:x="1.2cm" svg:y="2.665cm">
          <draw:image xlink:href="Pictures/100000000000009B00000091EC193F94.png" xlink:type="simple" xlink:show="embed" xlink:actuate="onLoad">
            <text:p/>
          </draw:image>
        </draw:frame>
        <draw:frame draw:style-name="gr1" draw:text-style-name="P1" draw:layer="layout" svg:width="2.38cm" svg:height="2.38cm" svg:x="9.02cm" svg:y="3.42cm">
          <draw:image xlink:href="Pictures/100000000000005A0000005AEBE65AC6.png" xlink:type="simple" xlink:show="embed" xlink:actuate="onLoad">
            <text:p/>
          </draw:image>
        </draw:frame>
        <draw:frame draw:style-name="gr1" draw:text-style-name="P1" draw:layer="layout" svg:width="3.783cm" svg:height="2.433cm" svg:x="15.4cm" svg:y="3.567cm">
          <draw:image xlink:href="Pictures/100000000000008F0000005C370B59BE.png" xlink:type="simple" xlink:show="embed" xlink:actuate="onLoad">
            <text:p/>
          </draw:image>
        </draw:frame>
        <draw:line draw:style-name="gr2" draw:text-style-name="P1" draw:layer="layout" svg:x1="6.2cm" svg:y1="4.5cm" svg:x2="8.4cm" svg:y2="4.5cm">
          <text:p/>
        </draw:line>
        <draw:line draw:style-name="gr2" draw:text-style-name="P1" draw:layer="layout" svg:x1="14.5cm" svg:y1="4.6cm" svg:x2="12.3cm" svg:y2="4.6cm">
          <text:p/>
        </draw:line>
        <draw:frame draw:style-name="gr3" draw:layer="layout" svg:width="2.157cm" svg:height="1cm" svg:x="5.943cm" svg:y="1.9cm">
          <draw:text-box>
            <text:p>Kurse</text:p>
          </draw:text-box>
        </draw:frame>
        <draw:frame draw:style-name="gr4" draw:layer="layout" svg:width="4.574cm" svg:height="1.263cm" svg:x="11.4cm" svg:y="1.937cm">
          <draw:text-box>
            <text:p>WechselKurse</text:p>
          </draw:text-box>
        </draw:frame>
        <draw:frame draw:style-name="gr1" draw:text-style-name="P1" draw:layer="layout" svg:width="2.38cm" svg:height="2.38cm" svg:x="9.1cm" svg:y="8.8cm">
          <draw:image xlink:href="Pictures/100000000000005A0000005A75028073.jpg" xlink:type="simple" xlink:show="embed" xlink:actuate="onLoad">
            <text:p/>
          </draw:image>
        </draw:frame>
        <draw:frame draw:style-name="gr3" draw:layer="layout" svg:width="2.437cm" svg:height="1cm" svg:x="9.243cm" svg:y="11.7cm">
          <draw:text-box>
            <text:p>Mongo</text:p>
          </draw:text-box>
        </draw:frame>
        <draw:line draw:style-name="gr2" draw:text-style-name="P1" draw:layer="layout" svg:x1="10.2cm" svg:y1="6.3cm" svg:x2="10.2cm" svg:y2="8.4cm">
          <text:p/>
        </draw:line>
        <draw:frame draw:style-name="gr5" draw:layer="layout" svg:width="4.871cm" svg:height="0.963cm" svg:x="11.6cm" svg:y="7.2cm">
          <draw:text-box>
            <text:p>täglicher Im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2T20:04:29.35</meta:creation-date>
    <dc:date>2016-06-12T20:11:24.76</dc:date>
    <meta:editing-duration>PT6M55S</meta:editing-duration>
    <meta:editing-cycles>1</meta:editing-cycles>
    <meta:document-statistic meta:object-count="11"/>
    <meta:generator>OpenOffice.org/3.4.1$Win32 OpenOffice.org_project/341m1$Build-9593</meta:generator>
  </office:meta>
</office:document-meta>
</file>